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officeooo:rsid="000aefc1" officeooo:paragraph-rsid="000aefc1" fo:background-color="#ffff00"/>
    </style:style>
    <style:style style:name="P3" style:family="paragraph" style:parent-style-name="Standard">
      <style:text-properties officeooo:rsid="000aefc1" officeooo:paragraph-rsid="000aefc1"/>
    </style:style>
    <style:style style:name="P4" style:family="paragraph" style:parent-style-name="Standard">
      <style:paragraph-properties style:line-height-at-least="0.635cm"/>
      <style:text-properties fo:color="#bbbbbb" loext:opacity="100%" style:font-name="Droid Sans Mono" fo:font-size="13.5pt" fo:font-weight="normal" fo:background-color="#282c34"/>
    </style:style>
    <style:style style:name="P5" style:family="paragraph" style:parent-style-name="Standard">
      <style:text-properties fo:color="#bbbbbb" loext:opacity="100%" style:font-name="Droid Sans Mono" fo:font-size="13.5pt" fo:font-weight="normal" officeooo:rsid="000aefc1" officeooo:paragraph-rsid="000aefc1" fo:background-color="#282c34"/>
    </style:style>
    <style:style style:name="T1" style:family="text">
      <style:text-properties officeooo:rsid="000aefc1"/>
    </style:style>
    <style:style style:name="T2" style:family="text">
      <style:text-properties fo:color="#e06c75" loext:opacity="100%"/>
    </style:style>
    <style:style style:name="T3" style:family="text">
      <style:text-properties fo:color="#e5c07b" loext:opacity="100%"/>
    </style:style>
    <style:style style:name="T4" style:family="text">
      <style:text-properties fo:color="#e5c07b" loext:opacity="100%" officeooo:rsid="000aefc1"/>
    </style:style>
    <style:style style:name="T5" style:family="text">
      <style:text-properties fo:color="#c678dd"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ith input parameters:</text:p>
      <text:p text:style-name="P5">uploaded_file <text:span text:style-name="T2">=</text:span> <text:span text:style-name="T3">'./data.txt'</text:span></text:p>
      <text:p text:style-name="P4">mcq_count <text:span text:style-name="T2">=</text:span> <text:span text:style-name="T5">2</text:span></text:p>
      <text:p text:style-name="P4">subject <text:span text:style-name="T2">=</text:span> <text:span text:style-name="T3">"</text:span><text:span text:style-name="T4">Math</text:span><text:span text:style-name="T3">"</text:span></text:p>
      <text:p text:style-name="P4">tone <text:span text:style-name="T2">=</text:span> <text:span text:style-name="T3">"positive"</text:span></text:p>
      <text:p text:style-name="P3"/>
      <text:p text:style-name="Standard"/>
      <text:p text:style-name="Standard"><text:span text:style-name="T1">$ </text:span>python testApp.py </text:p>
      <text:p text:style-name="Standard">/home/titu/.pyenv/versions/miniconda3-3.10-23.1.0-1/lib/python3.10/site-packages/langchain/callbacks/__init__.py:37: LangChainDeprecationWarning: Importing this callback from langchain is deprecated. Importing it from langchain will no longer be supported as of langchain==0.2.0. Please import from langchain-community instead:</text:p>
      <text:p text:style-name="Standard"/>
      <text:p text:style-name="Standard">`from langchain_community.callbacks import get_openai_callback`.</text:p>
      <text:p text:style-name="Standard"/>
      <text:p text:style-name="Standard">To install langchain-community run `pip install -U langchain-community`.</text:p>
      <text:p text:style-name="Standard"><text:s text:c="2"/>warnings.warn(</text:p>
      <text:p text:style-name="Standard">[02/04/2024 06:56:22 PM] mcqgenerator.py:28 - DEBUG - OPENAI_API_KEY loaded: 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</text:p>
      <text:p text:style-name="Standard">[02/04/2024 06:56:22 PM] _config.py:78 - DEBUG - load_ssl_context verify=True cert=None trust_env=True http2=False</text:p>
      <text:p text:style-name="Standard">[02/04/2024 06:56:22 PM] _config.py:144 - DEBUG - load_verify_locations cafile='/home/titu/.pyenv/versions/miniconda3-3.10-23.1.0-1/lib/python3.10/site-packages/certifi/cacert.pem'</text:p>
      <text:p text:style-name="Standard">[02/04/2024 06:56:22 PM] _config.py:78 - DEBUG - load_ssl_context verify=True cert=None trust_env=True http2=False</text:p>
      <text:p text:style-name="Standard">[02/04/2024 06:56:22 PM] _config.py:144 - DEBUG - load_verify_locations cafile='/home/titu/.pyenv/versions/miniconda3-3.10-23.1.0-1/lib/python3.10/site-packages/certifi/cacert.pem'</text:p>
      <text:p text:style-name="Standard">[02/04/2024 06:56:22 PM] mcqgenerator.py:35 - INFO - ./Response.json loaded</text:p>
      <text:p text:style-name="Standard">[02/04/2024 06:56:22 PM] mcqgenerator.py:40 - INFO - RESPONSE_JSON loaded: {'1': {'no': '1', 'mcq': 'multiple choice questions', 'options': {'a': 'choice here', 'b': 'choice here', 'c': 'choice here', 'd': 'choice here'}, 'correct': 'correct answer'}, '2': {'no': '2', 'mcq': 'multiple choice questions', 'options': {'a': 'choice here', 'b': 'choice here', 'c': 'choice here', 'd': 'choice here'}, 'correct': 'correct answer'}, '3': {'no': '3', 'mcq': 'multiple choice questions', 'options': {'a': 'choice here', 'b': 'choice here', 'c': 'choice here', 'd': 'choice here'}, 'correct': 'correct answer'}}</text:p>
      <text:p text:style-name="Standard">[02/04/2024 06:56:22 PM] testApp.py:19 - INFO - Response.json loaded: {'1': {'no': '1', 'mcq': 'multiple choice questions', 'options': {'a': 'choice here', 'b': 'choice here', 'c': 'choice here', 'd': 'choice here'}, 'correct': 'correct answer'}, '2': {'no': '2', 'mcq': 'multiple choice questions', 'options': {'a': 'choice here', 'b': 'choice here', 'c': 'choice here', 'd': 'choice here'}, 'correct': 'correct answer'}, '3': {'no': '3', 'mcq': 'multiple choice questions', 'options': {'a': 'choice here', 'b': 'choice here', 'c': 'choice here', 'd': 'choice here'}, 'correct': 'correct answer'}}</text:p>
      <text:p text:style-name="Standard">[02/04/2024 06:56:22 PM] testApp.py:25 - INFO - Text: Recent progress in generative models have resulted in models that can produce realistic text, images and video that can potentially revolutionize the way humans work, create content and interact with machines. The workshop on Generative AI at AIMLSystems will focus on the entire life-cycle of building and deploying such Generative AI systems, including data collection and processing, developing systems and requisite infrastructure, applications it enables, and the ethics associated with such technology covering concerns related to fairness, transparency and accountability. We invite original, unpublished work on Artificial Intelligence with a focus on generative AI and their use cases. Specifically, the topics of interest include but are not limited to:</text:p>
      <text:p text:style-name="Standard"><text:soft-page-break/></text:p>
      <text:p text:style-name="Standard">Systems, architecture and infrastructure for Generative AI</text:p>
      <text:p text:style-name="Standard">Machine learning and Modeling using LLMs and Diffusion models</text:p>
      <text:p text:style-name="Standard">Large Language Models and its applications</text:p>
      <text:p text:style-name="Standard">Multi-modal Generative AI and its applications</text:p>
      <text:p text:style-name="Standard">Gen AI based Plugins and agents</text:p>
      <text:p text:style-name="Standard">Deployment of Generative AI solutions</text:p>
      <text:p text:style-name="Standard">Evaluation of Language and Diffusion based models</text:p>
      <text:p text:style-name="Standard">Responsible use of Gen AI</text:p>
      <text:p text:style-name="Standard">/home/titu/.pyenv/versions/miniconda3-3.10-23.1.0-1/lib/python3.10/site-packages/langchain_core/_api/deprecation.py:117: LangChainDeprecationWarning: The function `__call__` was deprecated in LangChain 0.1.0 and will be removed in 0.2.0. Use invoke instead.</text:p>
      <text:p text:style-name="Standard"><text:s text:c="2"/>warn_deprecated(</text:p>
      <text:p text:style-name="Standard"/>
      <text:p text:style-name="Standard"/>
      <text:p text:style-name="Standard">&gt; Entering new SequentialChain chain...</text:p>
      <text:p text:style-name="Standard"/>
      <text:p text:style-name="Standard"/>
      <text:p text:style-name="Standard">&gt; Entering new LLMChain chain...</text:p>
      <text:p text:style-name="Standard">Prompt after formatting:</text:p>
      <text:p text:style-name="Standard"/>
      <text:p text:style-name="P1">Text:Recent progress in generative models have resulted in models that can produce realistic text, images and video that can potentially revolutionize the way humans work, create content and interact with machines. The workshop on Generative AI at AIMLSystems will focus on the entire life-cycle of building and deploying such Generative AI systems, including data collection and processing, developing systems and requisite infrastructure, applications it enables, and the ethics associated with such technology covering concerns related to fairness, transparency and accountability. We invite original, unpublished work on Artificial Intelligence with a focus on generative AI and their use cases. Specifically, the topics of interest include but are not limited to:</text:p>
      <text:p text:style-name="P1"/>
      <text:p text:style-name="P1">Systems, architecture and infrastructure for Generative AI</text:p>
      <text:p text:style-name="P1">Machine learning and Modeling using LLMs and Diffusion models</text:p>
      <text:p text:style-name="P1">Large Language Models and its applications</text:p>
      <text:p text:style-name="P1">Multi-modal Generative AI and its applications</text:p>
      <text:p text:style-name="P1">Gen AI based Plugins and agents</text:p>
      <text:p text:style-name="P1">Deployment of Generative AI solutions</text:p>
      <text:p text:style-name="P1">Evaluation of Language and Diffusion based models</text:p>
      <text:p text:style-name="P1">Responsible use of Gen AI</text:p>
      <text:p text:style-name="P1">You are an expert MCQ maker. Given the above text, it is your job to create a quiz <text:s/>of 2 multiple choice questions for Math students in positive tone. </text:p>
      <text:p text:style-name="P1">Make sure the questions are not repeated and check all the questions to be conforming the text as well.</text:p>
      <text:p text:style-name="P1">Make sure to format your response like <text:s/>RESPONSE_JSON below <text:s/>and use it as a guide. Ensure to make 2 MCQs</text:p>
      <text:p text:style-name="P1">### RESPONSE_JSON</text:p>
      <text:p text:style-name="P1">{"1": {"no": "1", "mcq": "multiple choice questions", "options": {"a": "choice here", "b": "choice here", "c": "choice here", "d": "choice here"}, "correct": "correct answer"}, "2": {"no": "2", "mcq": "multiple choice questions", "options": {"a": "choice here", "b": "choice here", "c": "choice here", "d": "choice here"}, "correct": "correct answer"}, "3": {"no": "3", "mcq": "multiple choice questions", "options": {"a": "choice here", "b": "choice here", "c": "choice here", "d": "choice here"}, "correct": "correct answer"}}</text:p>
      <text:p text:style-name="Standard"/>
      <text:p text:style-name="Standard"><text:soft-page-break/></text:p>
      <text:p text:style-name="Standard">[02/04/2024 06:56:22 PM] _base_client.py:439 - DEBUG - Request options: {'method': 'post', 'url': '/chat/completions', 'files': None, 'json_data': {'messages': [{'role': 'user', 'content': '\nText:Recent progress in generative models have resulted in models that can produce realistic text, images and video that can potentially revolutionize the way humans work, create content and interact with machines. The workshop on Generative AI at AIMLSystems will focus on the entire life-cycle of building and deploying such Generative AI systems, including data collection and processing, developing systems and requisite infrastructure, applications it enables, and the ethics associated with such technology covering concerns related to fairness, transparency and accountability. We invite original, unpublished work on Artificial Intelligence with a focus on generative AI and their use cases. Specifically, the topics of interest include but are not limited to:\n\nSystems, architecture and infrastructure for Generative AI\nMachine learning and Modeling using LLMs and Diffusion models\nLarge Language Models and its applications\nMulti-modal Generative AI and its applications\nGen AI based Plugins and agents\nDeployment of Generative AI solutions\nEvaluation of Language and Diffusion based models\nResponsible use of Gen AI\nYou are an expert MCQ maker. Given the above text, it is your job to create a quiz <text:s/>of 2 multiple choice questions for Math students in positive tone. \nMake sure the questions are not repeated and check all the questions to be conforming the text as well.\nMake sure to format your response like <text:s/>RESPONSE_JSON below <text:s/>and use it as a guide. Ensure to make 2 MCQs\n### RESPONSE_JSON\n{"1": {"no": "1", "mcq": "multiple choice questions", "options": {"a": "choice here", "b": "choice here", "c": "choice here", "d": "choice here"}, "correct": "correct answer"}, "2": {"no": "2", "mcq": "multiple choice questions", "options": {"a": "choice here", "b": "choice here", "c": "choice here", "d": "choice here"}, "correct": "correct answer"}, "3": {"no": "3", "mcq": "multiple choice questions", "options": {"a": "choice here", "b": "choice here", "c": "choice here", "d": "choice here"}, "correct": "correct answer"}}\n\n'}], 'model': 'gpt-3.5-turbo', 'n': 1, 'stream': False, 'temperature': 0.7}}</text:p>
      <text:p text:style-name="Standard">[02/04/2024 06:56:22 PM] _trace.py:45 - DEBUG - connect_tcp.started host='api.openai.com' port=443 local_address=None timeout=None socket_options=None</text:p>
      <text:p text:style-name="Standard">[02/04/2024 06:56:22 PM] _trace.py:45 - DEBUG - connect_tcp.complete return_value=&lt;httpcore._backends.sync.SyncStream object at 0x7fa2c5dcf1f0&gt;</text:p>
      <text:p text:style-name="Standard">[02/04/2024 06:56:22 PM] _trace.py:45 - DEBUG - start_tls.started ssl_context=&lt;ssl.SSLContext object at 0x7fa2c5ce2ec0&gt; server_hostname='api.openai.com' timeout=None</text:p>
      <text:p text:style-name="Standard">[02/04/2024 06:56:22 PM] _trace.py:45 - DEBUG - start_tls.complete return_value=&lt;httpcore._backends.sync.SyncStream object at 0x7fa2c5dcf220&gt;</text:p>
      <text:p text:style-name="Standard">[02/04/2024 06:56:22 PM] _trace.py:45 - DEBUG - send_request_headers.started request=&lt;Request [b'POST']&gt;</text:p>
      <text:p text:style-name="Standard">[02/04/2024 06:56:22 PM] _trace.py:45 - DEBUG - send_request_headers.complete</text:p>
      <text:p text:style-name="Standard">[02/04/2024 06:56:22 PM] _trace.py:45 - DEBUG - send_request_body.started request=&lt;Request [b'POST']&gt;</text:p>
      <text:p text:style-name="Standard">[02/04/2024 06:56:22 PM] _trace.py:45 - DEBUG - send_request_body.complete</text:p>
      <text:p text:style-name="Standard">[02/04/2024 06:56:22 PM] _trace.py:45 - DEBUG - receive_response_headers.started request=&lt;Request [b'POST']&gt;</text:p>
      <text:p text:style-name="Standard">[02/04/2024 06:56:27 PM] _trace.py:45 - DEBUG - receive_response_headers.complete return_value=(b'HTTP/1.1', 200, b'OK', [(b'Date', b'Sun, 04 Feb 2024 23:56:27 GMT'), (b'Content-Type', b'application/json'), (b'Transfer-Encoding', b'chunked'), (b'Connection', b'keep-alive'), (b'access-control-allow-origin', b'*'), (b'Cache-Control', b'no-cache, must-revalidate'), (b'openai-model', b'gpt-3.5-turbo-0613'), (b'openai-organization', b'test-l1o31e'), (b'openai-processing-ms', b'4764'), (b'openai-version', b'2020-10-01'), (b'strict-transport-security', b'max-age=15724800; includeSubDomains'), (b'x-ratelimit-limit-requests', b'10000'), (b'x-ratelimit-limit-tokens', b'60000'), (b'x-ratelimit-remaining-requests', b'9999'), (b'x-ratelimit-remaining-tokens', b'59473'), (b'x-ratelimit-reset-requests', b'8.64s'), (b'x-ratelimit-reset-tokens', b'527ms'), (b'x-request-id', b'd2ac42c26344989c0b1835a72548808e'), (b'CF-Cache-Status', b'DYNAMIC'), (b'Set-Cookie', <text:soft-page-break/>b'__cf_bm=SN6jEAk51moEIbfPRqYwXSKARji4kz1tO96k_bGyoNc-1707090987-1-AVaI9WdtwSBwCmsxCWqz0teNn/Bg9NhoV09LRLUKBbBPH073grQjtW6Kra42o0097ThdAm5CUUGdQjB1UgpAIms=; path=/; expires=Mon, 05-Feb-24 00:26:27 GMT; domain=.api.openai.com; HttpOnly; Secure; SameSite=None'), (b'Set-Cookie', b'_cfuvid=DYjbPY3VZOkRI1kS1y9Vv1pcNUsJvT6ZZqURh7dr6nE-1707090987677-0-604800000; path=/; domain=.api.openai.com; HttpOnly; Secure; SameSite=None'), (b'Server', b'cloudflare'), (b'CF-RAY', b'8506d9914bb654cd-YYZ'), (b'Content-Encoding', b'br'), (b'alt-svc', b'h3=":443"; ma=86400')])</text:p>
      <text:p text:style-name="Standard">[02/04/2024 06:56:27 PM] _client.py:1027 - INFO - HTTP Request: POST https://api.openai.com/v1/chat/completions "HTTP/1.1 200 OK"</text:p>
      <text:p text:style-name="Standard">[02/04/2024 06:56:27 PM] _trace.py:45 - DEBUG - receive_response_body.started request=&lt;Request [b'POST']&gt;</text:p>
      <text:p text:style-name="Standard">[02/04/2024 06:56:27 PM] _trace.py:45 - DEBUG - receive_response_body.complete</text:p>
      <text:p text:style-name="Standard">[02/04/2024 06:56:27 PM] _trace.py:45 - DEBUG - response_closed.started</text:p>
      <text:p text:style-name="Standard">[02/04/2024 06:56:27 PM] _trace.py:45 - DEBUG - response_closed.complete</text:p>
      <text:p text:style-name="Standard">[02/04/2024 06:56:27 PM] _base_client.py:954 - DEBUG - HTTP Request: POST https://api.openai.com/v1/chat/completions "200 OK"</text:p>
      <text:p text:style-name="Standard"/>
      <text:p text:style-name="Standard">&gt; Finished chain.</text:p>
      <text:p text:style-name="Standard"/>
      <text:p text:style-name="Standard"/>
      <text:p text:style-name="Standard">&gt; Entering new LLMChain chain...</text:p>
      <text:p text:style-name="Standard">Prompt after formatting:</text:p>
      <text:p text:style-name="Standard"/>
      <text:p text:style-name="P1">You are an expert english grammarian and writer. Given a Multiple Choice Quiz for Math students.You need to evaluate the complexity of the question and give a complete analysis of the quiz. Only use at max 50 words for complexity analysis. </text:p>
      <text:p text:style-name="P1">if the quiz is not at per with the cognitive and analytical abilities of the students,update the quiz questions which needs to be changed and change the tone such that it perfectly fits the student abilities</text:p>
      <text:p text:style-name="P1">Quiz_MCQs:</text:p>
      <text:p text:style-name="P1">{"1": {"no": "1", "mcq": "What is the focus of the workshop on Generative AI at AIMLSystems?", "options": {"a": "Building and deploying AI systems", "b": "Data collection and processing", "c": "Developing applications", "d": "Evaluating language models"}, "correct": "a"}, "2": {"no": "2", "mcq": "Which of the following is a topic of interest in Generative AI?", "options": {"a": "Computer vision", "b": "Data analysis", "c": "Responsible use of Gen AI", "d": "Robotics"}, "correct": "c"}}</text:p>
      <text:p text:style-name="Standard"/>
      <text:p text:style-name="P1">Check from an expert English Writer of the above quiz:</text:p>
      <text:p text:style-name="Standard"/>
      <text:p text:style-name="Standard">[02/04/2024 06:56:27 PM] _base_client.py:439 - DEBUG - Request options: {'method': 'post', 'url': '/chat/completions', 'files': None, 'json_data': {'messages': [{'role': 'user', 'content': '\nYou are an expert english grammarian and writer. Given a Multiple Choice Quiz for Math students.You need to evaluate the complexity of the question and give a complete analysis of the quiz. Only use at max 50 words for complexity analysis. \nif the quiz is not at per with the cognitive and analytical abilities of the students,update the quiz questions which needs to be changed and change the tone such that it perfectly fits the student abilities\nQuiz_MCQs:\n{"1": {"no": "1", "mcq": "What is the focus of the workshop on Generative AI at AIMLSystems?", "options": {"a": "Building and deploying AI systems", "b": "Data collection and processing", "c": "Developing applications", "d": "Evaluating language models"}, "correct": "a"}, "2": {"no": "2", "mcq": "Which of the following is a topic of interest in Generative AI?", "options": {"a": "Computer vision", "b": "Data analysis", "c": <text:soft-page-break/>"Responsible use of Gen AI", "d": "Robotics"}, "correct": "c"}}\n\nCheck from an expert English Writer of the above quiz:\n'}], 'model': 'gpt-3.5-turbo', 'n': 1, 'stream': False, 'temperature': 0.7}}</text:p>
      <text:p text:style-name="Standard">[02/04/2024 06:56:27 PM] _trace.py:45 - DEBUG - send_request_headers.started request=&lt;Request [b'POST']&gt;</text:p>
      <text:p text:style-name="Standard">[02/04/2024 06:56:27 PM] _trace.py:45 - DEBUG - send_request_headers.complete</text:p>
      <text:p text:style-name="Standard">[02/04/2024 06:56:27 PM] _trace.py:45 - DEBUG - send_request_body.started request=&lt;Request [b'POST']&gt;</text:p>
      <text:p text:style-name="Standard">[02/04/2024 06:56:27 PM] _trace.py:45 - DEBUG - send_request_body.complete</text:p>
      <text:p text:style-name="Standard">[02/04/2024 06:56:27 PM] _trace.py:45 - DEBUG - receive_response_headers.started request=&lt;Request [b'POST']&gt;</text:p>
      <text:p text:style-name="Standard">[02/04/2024 06:56:29 PM] _trace.py:45 - DEBUG - receive_response_headers.complete return_value=(b'HTTP/1.1', 200, b'OK', [(b'Date', b'Sun, 04 Feb 2024 23:56:29 GMT'), (b'Content-Type', b'application/json'), (b'Transfer-Encoding', b'chunked'), (b'Connection', b'keep-alive'), (b'access-control-allow-origin', b'*'), (b'Cache-Control', b'no-cache, must-revalidate'), (b'openai-model', b'gpt-3.5-turbo-0613'), (b'openai-organization', b'test-l1o31e'), (b'openai-processing-ms', b'1515'), (b'openai-version', b'2020-10-01'), (b'strict-transport-security', b'max-age=15724800; includeSubDomains'), (b'x-ratelimit-limit-requests', b'10000'), (b'x-ratelimit-limit-tokens', b'60000'), (b'x-ratelimit-remaining-requests', b'9998'), (b'x-ratelimit-remaining-tokens', b'59731'), (b'x-ratelimit-reset-requests', b'12.276s'), (b'x-ratelimit-reset-tokens', b'269ms'), (b'x-request-id', b'2142b68b6dc74663705322195033d754'), (b'CF-Cache-Status', b'DYNAMIC'), (b'Server', b'cloudflare'), (b'CF-RAY', b'8506d9b15f0354cd-YYZ'), (b'Content-Encoding', b'br'), (b'alt-svc', b'h3=":443"; ma=86400')])</text:p>
      <text:p text:style-name="Standard">[02/04/2024 06:56:29 PM] _client.py:1027 - INFO - HTTP Request: POST https://api.openai.com/v1/chat/completions "HTTP/1.1 200 OK"</text:p>
      <text:p text:style-name="Standard">[02/04/2024 06:56:29 PM] _trace.py:45 - DEBUG - receive_response_body.started request=&lt;Request [b'POST']&gt;</text:p>
      <text:p text:style-name="Standard">[02/04/2024 06:56:29 PM] _trace.py:45 - DEBUG - receive_response_body.complete</text:p>
      <text:p text:style-name="Standard">[02/04/2024 06:56:29 PM] _trace.py:45 - DEBUG - response_closed.started</text:p>
      <text:p text:style-name="Standard">[02/04/2024 06:56:29 PM] _trace.py:45 - DEBUG - response_closed.complete</text:p>
      <text:p text:style-name="Standard">[02/04/2024 06:56:29 PM] _base_client.py:954 - DEBUG - HTTP Request: POST https://api.openai.com/v1/chat/completions "200 OK"</text:p>
      <text:p text:style-name="Standard"/>
      <text:p text:style-name="Standard">&gt; Finished chain.</text:p>
      <text:p text:style-name="Standard"/>
      <text:p text:style-name="Standard">&gt; Finished chain.</text:p>
      <text:p text:style-name="Standard">[02/04/2024 06:56:29 PM] testApp.py:37 - INFO - Response: {'text': 'Recent progress in generative models have resulted in models that can produce realistic text, images and video that can potentially revolutionize the way humans work, create content and interact with machines. The workshop on Generative AI at AIMLSystems will focus on the entire life-cycle of building and deploying such Generative AI systems, including data collection and processing, developing systems and requisite infrastructure, applications it enables, and the ethics associated with such technology covering concerns related to fairness, transparency and accountability. We invite original, unpublished work on Artificial Intelligence with a focus on generative AI and their use cases. Specifically, the topics of interest include but are not limited to:\n\nSystems, architecture and infrastructure for Generative AI\nMachine learning and Modeling using LLMs and Diffusion models\nLarge Language Models and its applications\nMulti-modal Generative AI and its applications\nGen AI based Plugins and agents\nDeployment of Generative AI solutions\nEvaluation of Language and Diffusion based models\nResponsible use of Gen AI', 'number': 2, 'subject': 'Math', 'tone': 'positive', 'RESPONSE_JSON': '{"1": {"no": "1", "mcq": "multiple choice questions", "options": {"a": "choice here", "b": "choice here", "c": "choice here", "d": "choice here"}, "correct": "correct answer"}, "2": {"no": "2", "mcq": "multiple choice questions", "options": {"a": "choice here", "b": "choice here", "c": "choice here", "d": "choice here"}, "correct": "correct answer"}, "3": {"no": "3", "mcq": <text:soft-page-break/>"multiple choice questions", "options": {"a": "choice here", "b": "choice here", "c": "choice here", "d": "choice here"}, "correct": "correct answer"}}', 'quiz': '{"1": {"no": "1", "mcq": "What is the focus of the workshop on Generative AI at AIMLSystems?", "options": {"a": "Building and deploying AI systems", "b": "Data collection and processing", "c": "Developing applications", "d": "Evaluating language models"}, "correct": "a"}, "2": {"no": "2", "mcq": "Which of the following is a topic of interest in Generative AI?", "options": {"a": "Computer vision", "b": "Data analysis", "c": "Responsible use of Gen AI", "d": "Robotics"}, "correct": "c"}}', 'review': 'The complexity of the quiz is low. The questions are clear and straightforward, and the options are concise. The tone is appropriate for math students. No changes are needed.'}</text:p>
      <text:p text:style-name="Standard">[02/04/2024 06:56:29 PM] testApp.py:43 - INFO - Total Tokens:903</text:p>
      <text:p text:style-name="Standard">[02/04/2024 06:56:29 PM] testApp.py:44 - INFO - Prompt Tokens:724</text:p>
      <text:p text:style-name="Standard">[02/04/2024 06:56:29 PM] testApp.py:45 - INFO - Completion Tokens:179</text:p>
      <text:p text:style-name="Standard">[02/04/2024 06:56:29 PM] testApp.py:46 - INFO - Total Cost:0.001444</text:p>
      <text:p text:style-name="Standard">[02/04/2024 06:56:29 PM] testApp.py:60 - INFO - Response: {'text': 'Recent progress in generative models have resulted in models that can produce realistic text, images and video that can potentially revolutionize the way humans work, create content and interact with machines. The workshop on Generative AI at AIMLSystems will focus on the entire life-cycle of building and deploying such Generative AI systems, including data collection and processing, developing systems and requisite infrastructure, applications it enables, and the ethics associated with such technology covering concerns related to fairness, transparency and accountability. We invite original, unpublished work on Artificial Intelligence with a focus on generative AI and their use cases. Specifically, the topics of interest include but are not limited to:\n\nSystems, architecture and infrastructure for Generative AI\nMachine learning and Modeling using LLMs and Diffusion models\nLarge Language Models and its applications\nMulti-modal Generative AI and its applications\nGen AI based Plugins and agents\nDeployment of Generative AI solutions\nEvaluation of Language and Diffusion based models\nResponsible use of Gen AI', 'number': 2, 'subject': 'Math', 'tone': 'positive', 'RESPONSE_JSON': '{"1": {"no": "1", "mcq": "multiple choice questions", "options": {"a": "choice here", "b": "choice here", "c": "choice here", "d": "choice here"}, "correct": "correct answer"}, "2": {"no": "2", "mcq": "multiple choice questions", "options": {"a": "choice here", "b": "choice here", "c": "choice here", "d": "choice here"}, "correct": "correct answer"}, "3": {"no": "3", "mcq": "multiple choice questions", "options": {"a": "choice here", "b": "choice here", "c": "choice here", "d": "choice here"}, "correct": "correct answer"}}', 'quiz': '{"1": {"no": "1", "mcq": "What is the focus of the workshop on Generative AI at AIMLSystems?", "options": {"a": "Building and deploying AI systems", "b": "Data collection and processing", "c": "Developing applications", "d": "Evaluating language models"}, "correct": "a"}, "2": {"no": "2", "mcq": "Which of the following is a topic of interest in Generative AI?", "options": {"a": "Computer vision", "b": "Data analysis", "c": "Responsible use of Gen AI", "d": "Robotics"}, "correct": "c"}}', 'review': 'The complexity of the quiz is low. The questions are clear and straightforward, and the options are concise. The tone is appropriate for math students. No changes are needed.'}</text:p>
      <text:p text:style-name="Standard">[02/04/2024 06:56:29 PM] _trace.py:45 - DEBUG - close.started</text:p>
      <text:p text:style-name="Standard">[02/04/2024 06:56:29 PM] _trace.py:45 - DEBUG – close.complete</text:p>
      <text:p text:style-name="Standard"/>
      <text:p text:style-name="P3">~~~~~~~~~~~~~~~~~~~~~~~~~~~~~~~~~~~~~~~~~~~~~~~~~~~~~~~</text:p>
      <text:p text:style-name="P5">uploaded_file <text:span text:style-name="T2">=</text:span> <text:span text:style-name="T3">'./data.txt'</text:span></text:p>
      <text:p text:style-name="P4">mcq_count <text:span text:style-name="T2">=</text:span> <text:span text:style-name="T5">2</text:span></text:p>
      <text:p text:style-name="P4">subject <text:span text:style-name="T2">=</text:span> <text:span text:style-name="T3">"Astronomy"</text:span></text:p>
      <text:p text:style-name="P4">tone <text:span text:style-name="T2">=</text:span> <text:span text:style-name="T3">"positive"</text:span></text:p>
      <text:p text:style-name="P3"/>
      <text:p text:style-name="P3">$ python testApp.py </text:p>
      <text:p text:style-name="P3">/home/titu/.pyenv/versions/miniconda3-3.10-23.1.0-1/lib/python3.10/site-packages/langchain/callbacks/__init__.py:37: LangChainDeprecationWarning: Importing this callback from langchain <text:soft-page-break/>is deprecated. Importing it from langchain will no longer be supported as of langchain==0.2.0. Please import from langchain-community instead:</text:p>
      <text:p text:style-name="P3"/>
      <text:p text:style-name="P3">`from langchain_community.callbacks import get_openai_callback`.</text:p>
      <text:p text:style-name="P3"/>
      <text:p text:style-name="P3">To install langchain-community run `pip install -U langchain-community`.</text:p>
      <text:p text:style-name="P3"><text:s text:c="2"/>warnings.warn(</text:p>
      <text:p text:style-name="P3">[02/04/2024 07:12:37 PM] mcqgenerator.py:28 - DEBUG - OPENAI_API_KEY loaded: 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</text:p>
      <text:p text:style-name="P3">[02/04/2024 07:12:37 PM] _config.py:78 - DEBUG - load_ssl_context verify=True cert=None trust_env=True http2=False</text:p>
      <text:p text:style-name="P3">[02/04/2024 07:12:37 PM] _config.py:144 - DEBUG - load_verify_locations cafile='/home/titu/.pyenv/versions/miniconda3-3.10-23.1.0-1/lib/python3.10/site-packages/certifi/cacert.pem'</text:p>
      <text:p text:style-name="P3">[02/04/2024 07:12:37 PM] _config.py:78 - DEBUG - load_ssl_context verify=True cert=None trust_env=True http2=False</text:p>
      <text:p text:style-name="P3">[02/04/2024 07:12:37 PM] _config.py:144 - DEBUG - load_verify_locations cafile='/home/titu/.pyenv/versions/miniconda3-3.10-23.1.0-1/lib/python3.10/site-packages/certifi/cacert.pem'</text:p>
      <text:p text:style-name="P3">[02/04/2024 07:12:37 PM] mcqgenerator.py:35 - INFO - ./Response.json loaded</text:p>
      <text:p text:style-name="P3">[02/04/2024 07:12:37 PM] mcqgenerator.py:40 - INFO - RESPONSE_JSON loaded: {'1': {'no': '1', 'mcq': 'multiple choice questions', 'options': {'a': 'choice here', 'b': 'choice here', 'c': 'choice here', 'd': 'choice here'}, 'correct': 'correct answer'}, '2': {'no': '2', 'mcq': 'multiple choice questions', 'options': {'a': 'choice here', 'b': 'choice here', 'c': 'choice here', 'd': 'choice here'}, 'correct': 'correct answer'}, '3': {'no': '3', 'mcq': 'multiple choice questions', 'options': {'a': 'choice here', 'b': 'choice here', 'c': 'choice here', 'd': 'choice here'}, 'correct': 'correct answer'}}</text:p>
      <text:p text:style-name="P3">[02/04/2024 07:12:37 PM] testApp.py:19 - INFO - Response.json loaded: {'1': {'no': '1', 'mcq': 'multiple choice questions', 'options': {'a': 'choice here', 'b': 'choice here', 'c': 'choice here', 'd': 'choice here'}, 'correct': 'correct answer'}, '2': {'no': '2', 'mcq': 'multiple choice questions', 'options': {'a': 'choice here', 'b': 'choice here', 'c': 'choice here', 'd': 'choice here'}, 'correct': 'correct answer'}, '3': {'no': '3', 'mcq': 'multiple choice questions', 'options': {'a': 'choice here', 'b': 'choice here', 'c': 'choice here', 'd': 'choice here'}, 'correct': 'correct answer'}}</text:p>
      <text:p text:style-name="P3">[02/04/2024 07:12:37 PM] testApp.py:25 - INFO - Text: Recent progress in generative models have resulted in models that can produce realistic text, images and video that can potentially revolutionize the way humans work, create content and interact with machines. The workshop on Generative AI at AIMLSystems will focus on the entire life-cycle of building and deploying such Generative AI systems, including data collection and processing, developing systems and requisite infrastructure, applications it enables, and the ethics associated with such technology covering concerns related to fairness, transparency and accountability. We invite original, unpublished work on Artificial Intelligence with a focus on generative AI and their use cases. Specifically, the topics of interest include but are not limited to:</text:p>
      <text:p text:style-name="P3"/>
      <text:p text:style-name="P3">Systems, architecture and infrastructure for Generative AI</text:p>
      <text:p text:style-name="P3">Machine learning and Modeling using LLMs and Diffusion models</text:p>
      <text:p text:style-name="P3">Large Language Models and its applications</text:p>
      <text:p text:style-name="P3">Multi-modal Generative AI and its applications</text:p>
      <text:p text:style-name="P3">Gen AI based Plugins and agents</text:p>
      <text:p text:style-name="P3">Deployment of Generative AI solutions</text:p>
      <text:p text:style-name="P3">Evaluation of Language and Diffusion based models</text:p>
      <text:p text:style-name="P3">Responsible use of Gen AI</text:p>
      <text:p text:style-name="P3"><text:soft-page-break/>/home/titu/.pyenv/versions/miniconda3-3.10-23.1.0-1/lib/python3.10/site-packages/langchain_core/_api/deprecation.py:117: LangChainDeprecationWarning: The function `__call__` was deprecated in LangChain 0.1.0 and will be removed in 0.2.0. Use invoke instead.</text:p>
      <text:p text:style-name="P3"><text:s text:c="2"/>warn_deprecated(</text:p>
      <text:p text:style-name="P3"/>
      <text:p text:style-name="P3"/>
      <text:p text:style-name="P3">&gt; Entering new SequentialChain chain...</text:p>
      <text:p text:style-name="P3"/>
      <text:p text:style-name="P3"/>
      <text:p text:style-name="P3">&gt; Entering new LLMChain chain...</text:p>
      <text:p text:style-name="P3">Prompt after formatting:</text:p>
      <text:p text:style-name="P3"/>
      <text:p text:style-name="P2">Text:Recent progress in generative models have resulted in models that can produce realistic text, images and video that can potentially revolutionize the way humans work, create content and interact with machines. The workshop on Generative AI at AIMLSystems will focus on the entire life-cycle of building and deploying such Generative AI systems, including data collection and processing, developing systems and requisite infrastructure, applications it enables, and the ethics associated with such technology covering concerns related to fairness, transparency and accountability. We invite original, unpublished work on Artificial Intelligence with a focus on generative AI and their use cases. Specifically, the topics of interest include but are not limited to:</text:p>
      <text:p text:style-name="P2"/>
      <text:p text:style-name="P2">Systems, architecture and infrastructure for Generative AI</text:p>
      <text:p text:style-name="P2">Machine learning and Modeling using LLMs and Diffusion models</text:p>
      <text:p text:style-name="P2">Large Language Models and its applications</text:p>
      <text:p text:style-name="P2">Multi-modal Generative AI and its applications</text:p>
      <text:p text:style-name="P2">Gen AI based Plugins and agents</text:p>
      <text:p text:style-name="P2">Deployment of Generative AI solutions</text:p>
      <text:p text:style-name="P2">Evaluation of Language and Diffusion based models</text:p>
      <text:p text:style-name="P2">Responsible use of Gen AI</text:p>
      <text:p text:style-name="P2">You are an expert MCQ maker. Given the above text, it is your job to create a quiz <text:s/>of 2 multiple choice questions for Astronomy students in positive tone. </text:p>
      <text:p text:style-name="P2">Make sure the questions are not repeated and check all the questions to be conforming the text as well.</text:p>
      <text:p text:style-name="P2">Make sure to format your response like <text:s/>RESPONSE_JSON below <text:s/>and use it as a guide. Ensure to make 2 MCQs</text:p>
      <text:p text:style-name="P2">### RESPONSE_JSON</text:p>
      <text:p text:style-name="P2">{"1": {"no": "1", "mcq": "multiple choice questions", "options": {"a": "choice here", "b": "choice here", "c": "choice here", "d": "choice here"}, "correct": "correct answer"}, "2": {"no": "2", "mcq": "multiple choice questions", "options": {"a": "choice here", "b": "choice here", "c": "choice here", "d": "choice here"}, "correct": "correct answer"}, "3": {"no": "3", "mcq": "multiple choice questions", "options": {"a": "choice here", "b": "choice here", "c": "choice here", "d": "choice here"}, "correct": "correct answer"}}</text:p>
      <text:p text:style-name="P3"/>
      <text:p text:style-name="P3"/>
      <text:p text:style-name="P3">[02/04/2024 07:12:37 PM] _base_client.py:439 - DEBUG - Request options: {'method': 'post', 'url': '/chat/completions', 'files': None, 'json_data': {'messages': [{'role': 'user', 'content': '\nText:Recent progress in generative models have resulted in models that can produce realistic text, images and video that can potentially revolutionize the way humans work, create content and interact with machines. The workshop on Generative AI at AIMLSystems will focus on the entire life-cycle of building and deploying such Generative AI systems, including data collection and processing, developing systems and requisite infrastructure, applications it enables, and the ethics associated with such technology covering concerns related to fairness, transparency and accountability. We <text:soft-page-break/>invite original, unpublished work on Artificial Intelligence with a focus on generative AI and their use cases. Specifically, the topics of interest include but are not limited to:\n\nSystems, architecture and infrastructure for Generative AI\nMachine learning and Modeling using LLMs and Diffusion models\nLarge Language Models and its applications\nMulti-modal Generative AI and its applications\nGen AI based Plugins and agents\nDeployment of Generative AI solutions\nEvaluation of Language and Diffusion based models\nResponsible use of Gen AI\nYou are an expert MCQ maker. Given the above text, it is your job to create a quiz <text:s/>of 2 multiple choice questions for Astronomy students in positive tone. \nMake sure the questions are not repeated and check all the questions to be conforming the text as well.\nMake sure to format your response like <text:s/>RESPONSE_JSON below <text:s/>and use it as a guide. Ensure to make 2 MCQs\n### RESPONSE_JSON\n{"1": {"no": "1", "mcq": "multiple choice questions", "options": {"a": "choice here", "b": "choice here", "c": "choice here", "d": "choice here"}, "correct": "correct answer"}, "2": {"no": "2", "mcq": "multiple choice questions", "options": {"a": "choice here", "b": "choice here", "c": "choice here", "d": "choice here"}, "correct": "correct answer"}, "3": {"no": "3", "mcq": "multiple choice questions", "options": {"a": "choice here", "b": "choice here", "c": "choice here", "d": "choice here"}, "correct": "correct answer"}}\n\n'}], 'model': 'gpt-3.5-turbo', 'n': 1, 'stream': False, 'temperature': 0.7}}</text:p>
      <text:p text:style-name="P3">[02/04/2024 07:12:37 PM] _trace.py:45 - DEBUG - connect_tcp.started host='api.openai.com' port=443 local_address=None timeout=None socket_options=None</text:p>
      <text:p text:style-name="P3">[02/04/2024 07:12:37 PM] _trace.py:45 - DEBUG - connect_tcp.complete return_value=&lt;httpcore._backends.sync.SyncStream object at 0x7f332230b160&gt;</text:p>
      <text:p text:style-name="P3">[02/04/2024 07:12:37 PM] _trace.py:45 - DEBUG - start_tls.started ssl_context=&lt;ssl.SSLContext object at 0x7f332241ef40&gt; server_hostname='api.openai.com' timeout=None</text:p>
      <text:p text:style-name="P3">[02/04/2024 07:12:37 PM] _trace.py:45 - DEBUG - start_tls.complete return_value=&lt;httpcore._backends.sync.SyncStream object at 0x7f332230b190&gt;</text:p>
      <text:p text:style-name="P3">[02/04/2024 07:12:37 PM] _trace.py:45 - DEBUG - send_request_headers.started request=&lt;Request [b'POST']&gt;</text:p>
      <text:p text:style-name="P3">[02/04/2024 07:12:37 PM] _trace.py:45 - DEBUG - send_request_headers.complete</text:p>
      <text:p text:style-name="P3">[02/04/2024 07:12:37 PM] _trace.py:45 - DEBUG - send_request_body.started request=&lt;Request [b'POST']&gt;</text:p>
      <text:p text:style-name="P3">[02/04/2024 07:12:37 PM] _trace.py:45 - DEBUG - send_request_body.complete</text:p>
      <text:p text:style-name="P3">[02/04/2024 07:12:37 PM] _trace.py:45 - DEBUG - receive_response_headers.started request=&lt;Request [b'POST']&gt;</text:p>
      <text:p text:style-name="P3">[02/04/2024 07:12:44 PM] _trace.py:45 - DEBUG - receive_response_headers.complete return_value=(b'HTTP/1.1', 200, b'OK', [(b'Date', b'Mon, 05 Feb 2024 00:12:44 GMT'), (b'Content-Type', b'application/json'), (b'Transfer-Encoding', b'chunked'), (b'Connection', b'keep-alive'), (b'access-control-allow-origin', b'*'), (b'Cache-Control', b'no-cache, must-revalidate'), (b'openai-model', b'gpt-3.5-turbo-0613'), (b'openai-organization', b'test-l1o31e'), (b'openai-processing-ms', b'6458'), (b'openai-version', b'2020-10-01'), (b'strict-transport-security', b'max-age=15724800; includeSubDomains'), (b'x-ratelimit-limit-requests', b'10000'), (b'x-ratelimit-limit-tokens', b'60000'), (b'x-ratelimit-remaining-requests', b'9999'), (b'x-ratelimit-remaining-tokens', b'59472'), (b'x-ratelimit-reset-requests', b'8.64s'), (b'x-ratelimit-reset-tokens', b'528ms'), (b'x-request-id', b'521b2b983f3dd063abaea3f06aa6a975'), (b'CF-Cache-Status', b'DYNAMIC'), (b'Set-Cookie', b'__cf_bm=DQuuwbEGPyqSCyxllEWasKh.EFt6zcbWKSJlYQ23oRg-1707091964-1-AaKtRr1ot20xHlJVjOE4I7QwW5WkawfBNIlRlQ071a9bQQmAT9TlgR/K1fXmi0Hkb5mGApuFwnLgYYWVh7aurN8=; path=/; expires=Mon, 05-Feb-24 00:42:44 GMT; domain=.api.openai.com; HttpOnly; Secure; SameSite=None'), (b'Set-Cookie', b'_cfuvid=zz0q9M580y0388ay5DP2UUfMxxhk8Yt0jCoIvOH0Is8-1707091964631-0-604800000; path=/; domain=.api.openai.com; HttpOnly; Secure; SameSite=None'), (b'Server', b'cloudflare'), (b'CF-RAY', b'8506f1614c9b36a4-YYZ'), (b'Content-Encoding', b'br'), (b'alt-svc', b'h3=":443"; ma=86400')])</text:p>
      <text:p text:style-name="P3"><text:soft-page-break/>[02/04/2024 07:12:44 PM] _client.py:1027 - INFO - HTTP Request: POST https://api.openai.com/v1/chat/completions "HTTP/1.1 200 OK"</text:p>
      <text:p text:style-name="P3">[02/04/2024 07:12:44 PM] _trace.py:45 - DEBUG - receive_response_body.started request=&lt;Request [b'POST']&gt;</text:p>
      <text:p text:style-name="P3">[02/04/2024 07:12:44 PM] _trace.py:45 - DEBUG - receive_response_body.complete</text:p>
      <text:p text:style-name="P3">[02/04/2024 07:12:44 PM] _trace.py:45 - DEBUG - response_closed.started</text:p>
      <text:p text:style-name="P3">[02/04/2024 07:12:44 PM] _trace.py:45 - DEBUG - response_closed.complete</text:p>
      <text:p text:style-name="P3">[02/04/2024 07:12:44 PM] _base_client.py:954 - DEBUG - HTTP Request: POST https://api.openai.com/v1/chat/completions "200 OK"</text:p>
      <text:p text:style-name="P3"/>
      <text:p text:style-name="P3">&gt; Finished chain.</text:p>
      <text:p text:style-name="P3"/>
      <text:p text:style-name="P3"/>
      <text:p text:style-name="P3">&gt; Entering new LLMChain chain...</text:p>
      <text:p text:style-name="P3">Prompt after formatting:</text:p>
      <text:p text:style-name="P3"/>
      <text:p text:style-name="P2">You are an expert english grammarian and writer. Given a Multiple Choice Quiz for Astronomy students.You need to evaluate the complexity of the question and give a complete analysis of the quiz. Only use at max 50 words for complexity analysis. </text:p>
      <text:p text:style-name="P2">if the quiz is not at per with the cognitive and analytical abilities of the students,update the quiz questions which needs to be changed and change the tone such that it perfectly fits the student abilities</text:p>
      <text:p text:style-name="P2">Quiz_MCQs:</text:p>
      <text:p text:style-name="P2">{"1": {"no": "1", "mcq": "How can generative models potentially revolutionize the way humans work and interact with machines?", "options": {"a": "By producing realistic text, images, and videos", "b": "By collecting and processing data for AI systems", "c": "By developing systems and requisite infrastructure", "d": "By focusing on fairness, transparency, and accountability"}, "correct": "a"}, "2": {"no": "2", "mcq": "What is one of the topics of interest in the workshop on Generative AI at AIMLSystems?", "options": {"a": "Astronomy and space exploration", "b": "Machine learning and modeling using LLMs and Diffusion models", "c": "Responsible use of Generative AI", "d": "Evaluation of Language and Diffusion based models"}, "correct": "b"}}</text:p>
      <text:p text:style-name="P2"/>
      <text:p text:style-name="P2">Check from an expert English Writer of the above quiz:</text:p>
      <text:p text:style-name="P3"/>
      <text:p text:style-name="P3">[02/04/2024 07:12:44 PM] _base_client.py:439 - DEBUG - Request options: {'method': 'post', 'url': '/chat/completions', 'files': None, 'json_data': {'messages': [{'role': 'user', 'content': '\nYou are an expert english grammarian and writer. Given a Multiple Choice Quiz for Astronomy students.You need to evaluate the complexity of the question and give a complete analysis of the quiz. Only use at max 50 words for complexity analysis. \nif the quiz is not at per with the cognitive and analytical abilities of the students,update the quiz questions which needs to be changed and change the tone such that it perfectly fits the student abilities\nQuiz_MCQs:\n{"1": {"no": "1", "mcq": "How can generative models potentially revolutionize the way humans work and interact with machines?", "options": {"a": "By producing realistic text, images, and videos", "b": "By collecting and processing data for AI systems", "c": "By developing systems and requisite infrastructure", "d": "By focusing on fairness, transparency, and accountability"}, "correct": "a"}, "2": {"no": "2", "mcq": "What is one of the topics of interest in the workshop on Generative AI at AIMLSystems?", "options": {"a": "Astronomy and space exploration", "b": "Machine learning and modeling using LLMs and Diffusion models", "c": "Responsible use of Generative AI", "d": "Evaluation of Language and Diffusion based models"}, "correct": "b"}}\n\nCheck from an expert English Writer of the above quiz:\n'}], 'model': 'gpt-3.5-turbo', 'n': 1, 'stream': False, 'temperature': 0.7}}</text:p>
      <text:p text:style-name="P3">[02/04/2024 07:12:44 PM] _trace.py:45 - DEBUG - send_request_headers.started request=&lt;Request [b'POST']&gt;</text:p>
      <text:p text:style-name="P3"><text:soft-page-break/>[02/04/2024 07:12:44 PM] _trace.py:45 - DEBUG - send_request_headers.complete</text:p>
      <text:p text:style-name="P3">[02/04/2024 07:12:44 PM] _trace.py:45 - DEBUG - send_request_body.started request=&lt;Request [b'POST']&gt;</text:p>
      <text:p text:style-name="P3">[02/04/2024 07:12:44 PM] _trace.py:45 - DEBUG - send_request_body.complete</text:p>
      <text:p text:style-name="P3">[02/04/2024 07:12:44 PM] _trace.py:45 - DEBUG - receive_response_headers.started request=&lt;Request [b'POST']&gt;</text:p>
      <text:p text:style-name="P3">[02/04/2024 07:12:47 PM] _trace.py:45 - DEBUG - receive_response_headers.complete return_value=(b'HTTP/1.1', 200, b'OK', [(b'Date', b'Mon, 05 Feb 2024 00:12:47 GMT'), (b'Content-Type', b'application/json'), (b'Transfer-Encoding', b'chunked'), (b'Connection', b'keep-alive'), (b'access-control-allow-origin', b'*'), (b'Cache-Control', b'no-cache, must-revalidate'), (b'openai-model', b'gpt-3.5-turbo-0613'), (b'openai-organization', b'test-l1o31e'), (b'openai-processing-ms', b'2435'), (b'openai-version', b'2020-10-01'), (b'strict-transport-security', b'max-age=15724800; includeSubDomains'), (b'x-ratelimit-limit-requests', b'10000'), (b'x-ratelimit-limit-tokens', b'60000'), (b'x-ratelimit-remaining-requests', b'9998'), (b'x-ratelimit-remaining-tokens', b'59652'), (b'x-ratelimit-reset-requests', b'10.573s'), (b'x-ratelimit-reset-tokens', b'347ms'), (b'x-request-id', b'eb97ea20ca0f658b86892ab825a863ae'), (b'CF-Cache-Status', b'DYNAMIC'), (b'Server', b'cloudflare'), (b'CF-RAY', b'8506f18b3bc736a4-YYZ'), (b'Content-Encoding', b'br'), (b'alt-svc', b'h3=":443"; ma=86400')])</text:p>
      <text:p text:style-name="P3">[02/04/2024 07:12:47 PM] _client.py:1027 - INFO - HTTP Request: POST https://api.openai.com/v1/chat/completions "HTTP/1.1 200 OK"</text:p>
      <text:p text:style-name="P3">[02/04/2024 07:12:47 PM] _trace.py:45 - DEBUG - receive_response_body.started request=&lt;Request [b'POST']&gt;</text:p>
      <text:p text:style-name="P3">[02/04/2024 07:12:47 PM] _trace.py:45 - DEBUG - receive_response_body.complete</text:p>
      <text:p text:style-name="P3">[02/04/2024 07:12:47 PM] _trace.py:45 - DEBUG - response_closed.started</text:p>
      <text:p text:style-name="P3">[02/04/2024 07:12:47 PM] _trace.py:45 - DEBUG - response_closed.complete</text:p>
      <text:p text:style-name="P3">[02/04/2024 07:12:47 PM] _base_client.py:954 - DEBUG - HTTP Request: POST https://api.openai.com/v1/chat/completions "200 OK"</text:p>
      <text:p text:style-name="P3"/>
      <text:p text:style-name="P3">&gt; Finished chain.</text:p>
      <text:p text:style-name="P3"/>
      <text:p text:style-name="P3">&gt; Finished chain.</text:p>
      <text:p text:style-name="P3">[02/04/2024 07:12:47 PM] testApp.py:37 - INFO - Response: {'text': 'Recent progress in generative models have resulted in models that can produce realistic text, images and video that can potentially revolutionize the way humans work, create content and interact with machines. The workshop on Generative AI at AIMLSystems will focus on the entire life-cycle of building and deploying such Generative AI systems, including data collection and processing, developing systems and requisite infrastructure, applications it enables, and the ethics associated with such technology covering concerns related to fairness, transparency and accountability. We invite original, unpublished work on Artificial Intelligence with a focus on generative AI and their use cases. Specifically, the topics of interest include but are not limited to:\n\nSystems, architecture and infrastructure for Generative AI\nMachine learning and Modeling using LLMs and Diffusion models\nLarge Language Models and its applications\nMulti-modal Generative AI and its applications\nGen AI based Plugins and agents\nDeployment of Generative AI solutions\nEvaluation of Language and Diffusion based models\nResponsible use of Gen AI', 'number': 2, 'subject': 'Astronomy', 'tone': 'positive', 'RESPONSE_JSON': '{"1": {"no": "1", "mcq": "multiple choice questions", "options": {"a": "choice here", "b": "choice here", "c": "choice here", "d": "choice here"}, "correct": "correct answer"}, "2": {"no": "2", "mcq": "multiple choice questions", "options": {"a": "choice here", "b": "choice here", "c": "choice here", "d": "choice here"}, "correct": "correct answer"}, "3": {"no": "3", "mcq": "multiple choice questions", "options": {"a": "choice here", "b": "choice here", "c": "choice here", "d": "choice here"}, "correct": "correct answer"}}', 'quiz': '{"1": {"no": "1", "mcq": "How can generative models potentially revolutionize the way humans work and interact with machines?", "options": {"a": "By producing realistic text, images, and videos", "b": "By collecting and <text:soft-page-break/>processing data for AI systems", "c": "By developing systems and requisite infrastructure", "d": "By focusing on fairness, transparency, and accountability"}, "correct": "a"}, "2": {"no": "2", "mcq": "What is one of the topics of interest in the workshop on Generative AI at AIMLSystems?", "options": {"a": "Astronomy and space exploration", "b": "Machine learning and modeling using LLMs and Diffusion models", "c": "Responsible use of Generative AI", "d": "Evaluation of Language and Diffusion based models"}, "correct": "b"}}', 'review': 'The complexity of the questions in the quiz is moderate. The first question requires an understanding of generative models and their potential impact on human-machine interaction. The second question focuses on the topics discussed in a workshop on Generative AI. Overall, the questions are suitable for astronomy students with some knowledge of AI and generative models. No changes are needed.'}</text:p>
      <text:p text:style-name="P3">[02/04/2024 07:12:47 PM] testApp.py:43 - INFO - Total Tokens:1025</text:p>
      <text:p text:style-name="P3">[02/04/2024 07:12:47 PM] testApp.py:44 - INFO - Prompt Tokens:767</text:p>
      <text:p text:style-name="P3">[02/04/2024 07:12:47 PM] testApp.py:45 - INFO - Completion Tokens:258</text:p>
      <text:p text:style-name="P3">[02/04/2024 07:12:47 PM] testApp.py:46 - INFO - Total Cost:0.0016665000000000002</text:p>
      <text:p text:style-name="P3">[02/04/2024 07:12:47 PM] testApp.py:60 - INFO - Response: {'text': 'Recent progress in generative models have resulted in models that can produce realistic text, images and video that can potentially revolutionize the way humans work, create content and interact with machines. The workshop on Generative AI at AIMLSystems will focus on the entire life-cycle of building and deploying such Generative AI systems, including data collection and processing, developing systems and requisite infrastructure, applications it enables, and the ethics associated with such technology covering concerns related to fairness, transparency and accountability. We invite original, unpublished work on Artificial Intelligence with a focus on generative AI and their use cases. Specifically, the topics of interest include but are not limited to:\n\nSystems, architecture and infrastructure for Generative AI\nMachine learning and Modeling using LLMs and Diffusion models\nLarge Language Models and its applications\nMulti-modal Generative AI and its applications\nGen AI based Plugins and agents\nDeployment of Generative AI solutions\nEvaluation of Language and Diffusion based models\nResponsible use of Gen AI', 'number': 2, 'subject': 'Astronomy', 'tone': 'positive', 'RESPONSE_JSON': '{"1": {"no": "1", "mcq": "multiple choice questions", "options": {"a": "choice here", "b": "choice here", "c": "choice here", "d": "choice here"}, "correct": "correct answer"}, "2": {"no": "2", "mcq": "multiple choice questions", "options": {"a": "choice here", "b": "choice here", "c": "choice here", "d": "choice here"}, "correct": "correct answer"}, "3": {"no": "3", "mcq": "multiple choice questions", "options": {"a": "choice here", "b": "choice here", "c": "choice here", "d": "choice here"}, "correct": "correct answer"}}', 'quiz': '{"1": {"no": "1", "mcq": "How can generative models potentially revolutionize the way humans work and interact with machines?", "options": {"a": "By producing realistic text, images, and videos", "b": "By collecting and processing data for AI systems", "c": "By developing systems and requisite infrastructure", "d": "By focusing on fairness, transparency, and accountability"}, "correct": "a"}, "2": {"no": "2", "mcq": "What is one of the topics of interest in the workshop on Generative AI at AIMLSystems?", "options": {"a": "Astronomy and space exploration", "b": "Machine learning and modeling using LLMs and Diffusion models", "c": "Responsible use of Generative AI", "d": "Evaluation of Language and Diffusion based models"}, "correct": "b"}}', 'review': 'The complexity of the questions in the quiz is moderate. The first question requires an understanding of generative models and their potential impact on human-machine interaction. The second question focuses on the topics discussed in a workshop on Generative AI. Overall, the questions are suitable for astronomy students with some knowledge of AI and generative models. No changes are needed.'}</text:p>
      <text:p text:style-name="P3">[02/04/2024 07:12:47 PM] _trace.py:45 - DEBUG - close.started</text:p>
      <text:p text:style-name="P3">[02/04/2024 07:12:47 PM] _trace.py:45 - DEBUG - close.comple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19:07:18.309472741</meta:creation-date>
    <dc:date>2024-02-04T19:16:56.984200874</dc:date>
    <meta:editing-duration>PT9M39S</meta:editing-duration>
    <meta:editing-cycles>1</meta:editing-cycles>
    <meta:document-statistic meta:table-count="0" meta:image-count="0" meta:object-count="0" meta:page-count="12" meta:paragraph-count="188" meta:word-count="5375" meta:character-count="44566" meta:non-whitespace-character-count="39352"/>
    <meta:generator>LibreOffice/7.3.7.2$Linux_X86_64 LibreOffice_project/30$Build-2</meta:generator>
  </office:meta>
</office:document-meta>
</file>